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dvPTimesB" svg:font-family="AdvPTimesB" style:font-family-generic="roman"/>
    <style:font-face style:name="Times-Italic" svg:font-family="Times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 table:number-rows-repeated="2">
          <table:table-cell table:style-name="ce1"/>
          <table:table-cell table:number-columns-repeated="17"/>
        </table:table-row>
        <table:table-row table:style-name="ro2">
          <table:table-cell table:style-name="ce2" office:value-type="string">
            <text:p>No.</text:p>
          </table:table-cell>
          <table:table-cell office:value-type="string">
            <text:p>rt</text:p>
          </table:table-cell>
          <table:table-cell office:value-type="string">
            <text:p>(min)</text:p>
          </table:table-cell>
          <table:table-cell office:value-type="string">
            <text:p>Identification</text:p>
          </table:table-cell>
          <table:table-cell table:number-columns-repeated="2"/>
          <table:table-cell office:value-type="string">
            <text:p>ATHM</text:p>
          </table:table-cell>
          <table:table-cell office:value-type="string">
            <text:p>CZAG</text:p>
          </table:table-cell>
          <table:table-cell office:value-type="string">
            <text:p>EHM</text:p>
          </table:table-cell>
          <table:table-cell office:value-type="string">
            <text:p>ENB</text:p>
          </table:table-cell>
          <table:table-cell office:value-type="string">
            <text:p>HHE</text:p>
          </table:table-cell>
          <table:table-cell office:value-type="string">
            <text:p>HHM</text:p>
          </table:table-cell>
          <table:table-cell office:value-type="string">
            <text:p>HHS</text:p>
          </table:table-cell>
          <table:table-cell office:value-type="string">
            <text:p>HHT</text:p>
          </table:table-cell>
          <table:table-cell office:value-type="string">
            <text:p>HPE</text:p>
          </table:table-cell>
          <table:table-cell office:value-type="string">
            <text:p>HSE</text:p>
          </table:table-cell>
          <table:table-cell office:value-type="string">
            <text:p>HTU</text:p>
          </table:table-cell>
          <table:table-cell office:value-type="string">
            <text:p>TPE</text:p>
          </table:table-cell>
        </table:table-row>
        <table:table-row table:style-name="ro2">
          <table:table-cell table:style-name="ce3"/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string">
            <text:p>Maltose</text:p>
          </table:table-cell>
          <table:table-cell table:number-columns-repeated="3"/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18">
            <text:p>8.18</text:p>
          </table:table-cell>
          <table:table-cell office:value-type="string">
            <text:p>Rutin</text:p>
          </table:table-cell>
          <table:table-cell table:number-columns-repeated="3"/>
          <table:table-cell office:value-type="string">
            <text:p>tr.</text:p>
          </table:table-cell>
          <table:table-cell office:value-type="float" office:value="0.1">
            <text:p>0.1</text:p>
          </table:table-cell>
          <table:table-cell table:number-columns-repeated="7" office:value-type="string">
            <text:p>tr.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tr.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.76">
            <text:p>8.76</text:p>
          </table:table-cell>
          <table:table-cell office:value-type="string">
            <text:p>Isoquercitrin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5.8">
            <text:p>5.8</text:p>
          </table:table-cell>
          <table:table-cell office:value-type="float" office:value="0.7">
            <text:p>0.7</text:p>
          </table:table-cell>
          <table:table-cell office:value-type="float" office:value="2.3">
            <text:p>2.3</text:p>
          </table:table-cell>
          <table:table-cell office:value-type="float" office:value="6.8">
            <text:p>6.8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.44">
            <text:p>9.44</text:p>
          </table:table-cell>
          <table:table-cell office:value-type="string">
            <text:p>Isoquercitrin malonate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.01">
            <text:p>10.01</text:p>
          </table:table-cell>
          <table:table-cell office:value-type="string">
            <text:p>Astragalin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.55">
            <text:p>10.55</text:p>
          </table:table-cell>
          <table:table-cell office:value-type="string">
            <text:p>Unknown glucoside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.76">
            <text:p>10.76</text:p>
          </table:table-cell>
          <table:table-cell office:value-type="string">
            <text:p>Astragalin malonate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4.9">
            <text:p>4.9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7">
            <text:p>3.7</text:p>
          </table:table-cell>
          <table:table-cell office:value-type="float" office:value="2.5">
            <text:p>2.5</text:p>
          </table:table-cell>
          <table:table-cell office:value-type="float" office:value="4.6">
            <text:p>4.6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4.27">
            <text:p>14.27</text:p>
          </table:table-cell>
          <table:table-cell office:value-type="string">
            <text:p>Isoxanthohumol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7.35">
            <text:p>17.35</text:p>
          </table:table-cell>
          <table:table-cell office:value-type="string">
            <text:p>8-Prenylnaringenin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.23">
            <text:p>18.23</text:p>
          </table:table-cell>
          <table:table-cell office:value-type="string">
            <text:p>Cohulupone</text:p>
          </table:table-cell>
          <table:table-cell table:number-columns-repeated="3"/>
          <table:table-cell office:value-type="float" office:value="40.5">
            <text:p>40.5</text:p>
          </table:table-cell>
          <table:table-cell office:value-type="float" office:value="21.4">
            <text:p>21.4</text:p>
          </table:table-cell>
          <table:table-cell office:value-type="float" office:value="23.3">
            <text:p>23.3</text:p>
          </table:table-cell>
          <table:table-cell office:value-type="float" office:value="35.6">
            <text:p>35.6</text:p>
          </table:table-cell>
          <table:table-cell office:value-type="float" office:value="203.4">
            <text:p>203.4</text:p>
          </table:table-cell>
          <table:table-cell office:value-type="float" office:value="191.1">
            <text:p>191.1</text:p>
          </table:table-cell>
          <table:table-cell office:value-type="float" office:value="207.6">
            <text:p>207.6</text:p>
          </table:table-cell>
          <table:table-cell office:value-type="float" office:value="122.4">
            <text:p>122.4</text:p>
          </table:table-cell>
          <table:table-cell office:value-type="float" office:value="142.7">
            <text:p>142.7</text:p>
          </table:table-cell>
          <table:table-cell office:value-type="float" office:value="106.3">
            <text:p>106.3</text:p>
          </table:table-cell>
          <table:table-cell office:value-type="float" office:value="190.5">
            <text:p>190.5</text:p>
          </table:table-cell>
          <table:table-cell office:value-type="float" office:value="37.4">
            <text:p>37.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8.9">
            <text:p>18.9</text:p>
          </table:table-cell>
          <table:table-cell office:value-type="string">
            <text:p>Humulinone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.75">
            <text:p>19.75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7.5">
            <text:p>7.5</text:p>
          </table:table-cell>
          <table:table-cell office:value-type="float" office:value="6.9">
            <text:p>6.9</text:p>
          </table:table-cell>
          <table:table-cell office:value-type="float" office:value="0.6">
            <text:p>0.6</text:p>
          </table:table-cell>
          <table:table-cell office:value-type="float" office:value="27.3">
            <text:p>27.3</text:p>
          </table:table-cell>
          <table:table-cell office:value-type="float" office:value="340.2">
            <text:p>340.2</text:p>
          </table:table-cell>
          <table:table-cell office:value-type="float" office:value="217.5">
            <text:p>217.5</text:p>
          </table:table-cell>
          <table:table-cell office:value-type="float" office:value="136.4">
            <text:p>136.4</text:p>
          </table:table-cell>
          <table:table-cell office:value-type="float" office:value="111">
            <text:p>111</text:p>
          </table:table-cell>
          <table:table-cell office:value-type="float" office:value="124.4">
            <text:p>124.4</text:p>
          </table:table-cell>
          <table:table-cell office:value-type="float" office:value="98.2">
            <text:p>98.2</text:p>
          </table:table-cell>
          <table:table-cell office:value-type="float" office:value="252.5">
            <text:p>252.5</text:p>
          </table:table-cell>
          <table:table-cell office:value-type="float" office:value="16.5">
            <text:p>16.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0.69">
            <text:p>20.69</text:p>
          </table:table-cell>
          <table:table-cell office:value-type="string">
            <text:p>Desmethylxanthohumol</text:p>
          </table:table-cell>
          <table:table-cell table:number-columns-repeated="3"/>
          <table:table-cell office:value-type="float" office:value="41.1">
            <text:p>41.1</text:p>
          </table:table-cell>
          <table:table-cell office:value-type="float" office:value="42.2">
            <text:p>42.2</text:p>
          </table:table-cell>
          <table:table-cell office:value-type="float" office:value="32.1">
            <text:p>32.1</text:p>
          </table:table-cell>
          <table:table-cell office:value-type="float" office:value="17.1">
            <text:p>17.1</text:p>
          </table:table-cell>
          <table:table-cell office:value-type="float" office:value="6.8">
            <text:p>6.8</text:p>
          </table:table-cell>
          <table:table-cell office:value-type="float" office:value="26">
            <text:p>26</text:p>
          </table:table-cell>
          <table:table-cell office:value-type="float" office:value="15.3">
            <text:p>15.3</text:p>
          </table:table-cell>
          <table:table-cell office:value-type="float" office:value="18.2">
            <text:p>18.2</text:p>
          </table:table-cell>
          <table:table-cell office:value-type="float" office:value="22.8">
            <text:p>22.8</text:p>
          </table:table-cell>
          <table:table-cell office:value-type="float" office:value="12.6">
            <text:p>12.6</text:p>
          </table:table-cell>
          <table:table-cell office:value-type="float" office:value="8.7">
            <text:p>8.7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.92">
            <text:p>21.92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200.5">
            <text:p>200.5</text:p>
          </table:table-cell>
          <table:table-cell office:value-type="float" office:value="81.2">
            <text:p>81.2</text:p>
          </table:table-cell>
          <table:table-cell office:value-type="float" office:value="145.3">
            <text:p>145.3</text:p>
          </table:table-cell>
          <table:table-cell office:value-type="float" office:value="109.3">
            <text:p>109.3</text:p>
          </table:table-cell>
          <table:table-cell office:value-type="float" office:value="5.5">
            <text:p>5.5</text:p>
          </table:table-cell>
          <table:table-cell office:value-type="float" office:value="79.9">
            <text:p>79.9</text:p>
          </table:table-cell>
          <table:table-cell office:value-type="float" office:value="56.4">
            <text:p>56.4</text:p>
          </table:table-cell>
          <table:table-cell office:value-type="float" office:value="35.9">
            <text:p>35.9</text:p>
          </table:table-cell>
          <table:table-cell office:value-type="float" office:value="57.8">
            <text:p>57.8</text:p>
          </table:table-cell>
          <table:table-cell office:value-type="float" office:value="10.5">
            <text:p>10.5</text:p>
          </table:table-cell>
          <table:table-cell office:value-type="float" office:value="26.2">
            <text:p>26.2</text:p>
          </table:table-cell>
          <table:table-cell office:value-type="float" office:value="101.2">
            <text:p>101.2</text:p>
          </table:table-cell>
        </table:table-row>
        <table:table-row table:style-name="ro3">
          <table:table-cell table:style-name="ce5" office:value-type="float" office:value="15">
            <text:p>15</text:p>
          </table:table-cell>
          <table:table-cell office:value-type="float" office:value="22.34">
            <text:p>22.34</text:p>
          </table:table-cell>
          <table:table-cell office:value-type="string">
            <text:p>Xanthohumol</text:p>
          </table:table-cell>
          <table:table-cell table:number-columns-repeated="3"/>
          <table:table-cell office:value-type="float" office:value="481.5">
            <text:p>481.5</text:p>
          </table:table-cell>
          <table:table-cell office:value-type="float" office:value="651.7">
            <text:p>651.7</text:p>
          </table:table-cell>
          <table:table-cell office:value-type="float" office:value="447">
            <text:p>447</text:p>
          </table:table-cell>
          <table:table-cell office:value-type="float" office:value="471.2">
            <text:p>471.2</text:p>
          </table:table-cell>
          <table:table-cell office:value-type="float" office:value="115.1">
            <text:p>115.1</text:p>
          </table:table-cell>
          <table:table-cell office:value-type="float" office:value="365.4">
            <text:p>365.4</text:p>
          </table:table-cell>
          <table:table-cell office:value-type="float" office:value="719.3">
            <text:p>719.3</text:p>
          </table:table-cell>
          <table:table-cell office:value-type="float" office:value="320.1">
            <text:p>320.1</text:p>
          </table:table-cell>
          <table:table-cell office:value-type="float" office:value="490.9">
            <text:p>490.9</text:p>
          </table:table-cell>
          <table:table-cell office:value-type="float" office:value="502.4">
            <text:p>502.4</text:p>
          </table:table-cell>
          <table:table-cell office:value-type="float" office:value="545.9">
            <text:p>545.9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style-name="ce5" office:value-type="float" office:value="16">
            <text:p>16</text:p>
          </table:table-cell>
          <table:table-cell office:value-type="float" office:value="24.53">
            <text:p>24.53</text:p>
          </table:table-cell>
          <table:table-cell office:value-type="string">
            <text:p>Lupulone E</text:p>
          </table:table-cell>
          <table:table-cell table:number-columns-repeated="3"/>
          <table:table-cell office:value-type="float" office:value="103.9">
            <text:p>103.9</text:p>
          </table:table-cell>
          <table:table-cell office:value-type="float" office:value="110.1">
            <text:p>110.1</text:p>
          </table:table-cell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  <table:table-cell office:value-type="float" office:value="6.3">
            <text:p>6.3</text:p>
          </table:table-cell>
          <table:table-cell office:value-type="float" office:value="76.3">
            <text:p>76.3</text:p>
          </table:table-cell>
          <table:table-cell office:value-type="float" office:value="49.2">
            <text:p>49.2</text:p>
          </table:table-cell>
          <table:table-cell office:value-type="float" office:value="54.2">
            <text:p>54.2</text:p>
          </table:table-cell>
          <table:table-cell office:value-type="float" office:value="48.3">
            <text:p>48.3</text:p>
          </table:table-cell>
          <table:table-cell office:value-type="float" office:value="10">
            <text:p>10</text:p>
          </table:table-cell>
          <table:table-cell office:value-type="float" office:value="47.8">
            <text:p>47.8</text:p>
          </table:table-cell>
          <table:table-cell office:value-type="float" office:value="72.8">
            <text:p>72.8</text:p>
          </table:table-cell>
        </table:table-row>
        <table:table-row table:style-name="ro3">
          <table:table-cell table:style-name="ce5" office:value-type="float" office:value="17">
            <text:p>17</text:p>
          </table:table-cell>
          <table:table-cell office:value-type="float" office:value="24.85">
            <text:p>24.85</text:p>
          </table:table-cell>
          <table:table-cell office:value-type="string">
            <text:p>Posthumulone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71.8">
            <text:p>71.8</text:p>
          </table:table-cell>
          <table:table-cell office:value-type="float" office:value="45.6">
            <text:p>45.6</text:p>
          </table:table-cell>
          <table:table-cell office:value-type="float" office:value="33.3">
            <text:p>33.3</text:p>
          </table:table-cell>
          <table:table-cell office:value-type="float" office:value="2">
            <text:p>2</text:p>
          </table:table-cell>
          <table:table-cell office:value-type="float" office:value="41.9">
            <text:p>41.9</text:p>
          </table:table-cell>
          <table:table-cell office:value-type="float" office:value="76.2">
            <text:p>76.2</text:p>
          </table:table-cell>
          <table:table-cell office:value-type="float" office:value="18.7">
            <text:p>18.7</text:p>
          </table:table-cell>
          <table:table-cell office:value-type="float" office:value="32.8">
            <text:p>32.8</text:p>
          </table:table-cell>
          <table:table-cell office:value-type="float" office:value="4.8">
            <text:p>4.8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</table:table-row>
        <table:table-row table:style-name="ro3">
          <table:table-cell table:style-name="ce5" office:value-type="float" office:value="18">
            <text:p>18</text:p>
          </table:table-cell>
          <table:table-cell office:value-type="float" office:value="25.19">
            <text:p>25.19</text:p>
          </table:table-cell>
          <table:table-cell office:value-type="string">
            <text:p>Diprenyl naringenin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40.5">
            <text:p>40.5</text:p>
          </table:table-cell>
          <table:table-cell office:value-type="float" office:value="31.6">
            <text:p>31.6</text:p>
          </table:table-cell>
          <table:table-cell office:value-type="float" office:value="30.2">
            <text:p>30.2</text:p>
          </table:table-cell>
          <table:table-cell office:value-type="float" office:value="4.6">
            <text:p>4.6</text:p>
          </table:table-cell>
          <table:table-cell office:value-type="float" office:value="23.3">
            <text:p>23.3</text:p>
          </table:table-cell>
          <table:table-cell office:value-type="float" office:value="9.1">
            <text:p>9.1</text:p>
          </table:table-cell>
          <table:table-cell office:value-type="float" office:value="11.6">
            <text:p>11.6</text:p>
          </table:table-cell>
          <table:table-cell office:value-type="float" office:value="11.2">
            <text:p>11.2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office:value-type="float" office:value="32.4">
            <text:p>32.4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office:value-type="float" office:value="25.36">
            <text:p>25.36</text:p>
          </table:table-cell>
          <table:table-cell office:value-type="string">
            <text:p>Unknown</text:p>
          </table:table-cell>
          <table:table-cell table:number-columns-repeated="3"/>
          <table:table-cell table:number-columns-repeated="12" office:value-type="string">
            <text:p>tr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.9">
            <text:p>25.9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17.7">
            <text:p>17.7</text:p>
          </table:table-cell>
          <table:table-cell office:value-type="float" office:value="19.3">
            <text:p>19.3</text:p>
          </table:table-cell>
          <table:table-cell office:value-type="float" office:value="22.2">
            <text:p>22.2</text:p>
          </table:table-cell>
          <table:table-cell office:value-type="float" office:value="18.5">
            <text:p>18.5</text:p>
          </table:table-cell>
          <table:table-cell office:value-type="float" office:value="57">
            <text:p>57</text:p>
          </table:table-cell>
          <table:table-cell office:value-type="float" office:value="44.5">
            <text:p>44.5</text:p>
          </table:table-cell>
          <table:table-cell office:value-type="float" office:value="33.6">
            <text:p>33.6</text:p>
          </table:table-cell>
          <table:table-cell office:value-type="float" office:value="33.1">
            <text:p>33.1</text:p>
          </table:table-cell>
          <table:table-cell office:value-type="float" office:value="33.9">
            <text:p>33.9</text:p>
          </table:table-cell>
          <table:table-cell office:value-type="float" office:value="29.5">
            <text:p>29.5</text:p>
          </table:table-cell>
          <table:table-cell office:value-type="float" office:value="36.8">
            <text:p>36.8</text:p>
          </table:table-cell>
          <table:table-cell office:value-type="float" office:value="22.2">
            <text:p>22.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6.32">
            <text:p>26.32</text:p>
          </table:table-cell>
          <table:table-cell office:value-type="string">
            <text:p>Cohumulone</text:p>
          </table:table-cell>
          <table:table-cell table:number-columns-repeated="3"/>
          <table:table-cell office:value-type="float" office:value="2064.7">
            <text:p>2064.7</text:p>
          </table:table-cell>
          <table:table-cell office:value-type="float" office:value="1934.8">
            <text:p>1934.8</text:p>
          </table:table-cell>
          <table:table-cell office:value-type="float" office:value="1696.2">
            <text:p>1696.2</text:p>
          </table:table-cell>
          <table:table-cell office:value-type="float" office:value="1188.1">
            <text:p>1188.1</text:p>
          </table:table-cell>
          <table:table-cell office:value-type="float" office:value="267.8">
            <text:p>267.8</text:p>
          </table:table-cell>
          <table:table-cell office:value-type="float" office:value="1683.8">
            <text:p>1683.8</text:p>
          </table:table-cell>
          <table:table-cell office:value-type="float" office:value="2628.5">
            <text:p>2628.5</text:p>
          </table:table-cell>
          <table:table-cell office:value-type="float" office:value="851.3">
            <text:p>851.3</text:p>
          </table:table-cell>
          <table:table-cell office:value-type="float" office:value="1355.4">
            <text:p>1355.4</text:p>
          </table:table-cell>
          <table:table-cell office:value-type="float" office:value="915.3">
            <text:p>915.3</text:p>
          </table:table-cell>
          <table:table-cell office:value-type="float" office:value="1489.9">
            <text:p>1489.9</text:p>
          </table:table-cell>
          <table:table-cell office:value-type="float" office:value="1287.5">
            <text:p>1287.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7.2">
            <text:p>27.2</text:p>
          </table:table-cell>
          <table:table-cell office:value-type="string">
            <text:p>4-Deoxycohumulone</text:p>
          </table:table-cell>
          <table:table-cell table:number-columns-repeated="3"/>
          <table:table-cell office:value-type="float" office:value="128.8">
            <text:p>128.8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77.7">
            <text:p>77.7</text:p>
          </table:table-cell>
          <table:table-cell office:value-type="float" office:value="9.2">
            <text:p>9.2</text:p>
          </table:table-cell>
          <table:table-cell office:value-type="float" office:value="49.9">
            <text:p>49.9</text:p>
          </table:table-cell>
          <table:table-cell office:value-type="float" office:value="28">
            <text:p>28</text:p>
          </table:table-cell>
          <table:table-cell office:value-type="float" office:value="41.7">
            <text:p>41.7</text:p>
          </table:table-cell>
          <table:table-cell office:value-type="float" office:value="58.5">
            <text:p>58.5</text:p>
          </table:table-cell>
          <table:table-cell office:value-type="float" office:value="57.2">
            <text:p>57.2</text:p>
          </table:table-cell>
          <table:table-cell office:value-type="float" office:value="7.7">
            <text:p>7.7</text:p>
          </table:table-cell>
          <table:table-cell office:value-type="float" office:value="122">
            <text:p>12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7.6">
            <text:p>27.6</text:p>
          </table:table-cell>
          <table:table-cell office:value-type="string">
            <text:p>Humulone</text:p>
          </table:table-cell>
          <table:table-cell table:number-columns-repeated="3"/>
          <table:table-cell office:value-type="float" office:value="4151.5">
            <text:p>4151.5</text:p>
          </table:table-cell>
          <table:table-cell office:value-type="float" office:value="4572.6">
            <text:p>4572.6</text:p>
          </table:table-cell>
          <table:table-cell office:value-type="float" office:value="3667.8">
            <text:p>3667.8</text:p>
          </table:table-cell>
          <table:table-cell office:value-type="float" office:value="2456.5">
            <text:p>2456.5</text:p>
          </table:table-cell>
          <table:table-cell office:value-type="float" office:value="839.7">
            <text:p>839.7</text:p>
          </table:table-cell>
          <table:table-cell office:value-type="float" office:value="3562.6">
            <text:p>3562.6</text:p>
          </table:table-cell>
          <table:table-cell office:value-type="float" office:value="4196.8">
            <text:p>4196.8</text:p>
          </table:table-cell>
          <table:table-cell office:value-type="float" office:value="1895.6">
            <text:p>1895.6</text:p>
          </table:table-cell>
          <table:table-cell office:value-type="float" office:value="2705.4">
            <text:p>2705.4</text:p>
          </table:table-cell>
          <table:table-cell office:value-type="float" office:value="2650">
            <text:p>2650</text:p>
          </table:table-cell>
          <table:table-cell office:value-type="float" office:value="3500">
            <text:p>3500</text:p>
          </table:table-cell>
          <table:table-cell office:value-type="float" office:value="2496.8">
            <text:p>2496.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7.6">
            <text:p>27.6</text:p>
          </table:table-cell>
          <table:table-cell office:value-type="string">
            <text:p>Humulone</text:p>
          </table:table-cell>
          <table:table-cell table:number-columns-repeated="3"/>
          <table:table-cell office:value-type="float" office:value="4151.5">
            <text:p>4151.5</text:p>
          </table:table-cell>
          <table:table-cell office:value-type="float" office:value="4572.6">
            <text:p>4572.6</text:p>
          </table:table-cell>
          <table:table-cell office:value-type="float" office:value="3667.8">
            <text:p>3667.8</text:p>
          </table:table-cell>
          <table:table-cell office:value-type="float" office:value="2456.5">
            <text:p>2456.5</text:p>
          </table:table-cell>
          <table:table-cell office:value-type="float" office:value="839.7">
            <text:p>839.7</text:p>
          </table:table-cell>
          <table:table-cell office:value-type="float" office:value="3562.6">
            <text:p>3562.6</text:p>
          </table:table-cell>
          <table:table-cell office:value-type="float" office:value="4196.8">
            <text:p>4196.8</text:p>
          </table:table-cell>
          <table:table-cell office:value-type="float" office:value="1895.6">
            <text:p>1895.6</text:p>
          </table:table-cell>
          <table:table-cell office:value-type="float" office:value="2705.4">
            <text:p>2705.4</text:p>
          </table:table-cell>
          <table:table-cell office:value-type="float" office:value="2650">
            <text:p>2650</text:p>
          </table:table-cell>
          <table:table-cell office:value-type="float" office:value="3500">
            <text:p>3500</text:p>
          </table:table-cell>
          <table:table-cell office:value-type="float" office:value="2496.8">
            <text:p>2496.8</text:p>
          </table:table-cell>
        </table:table-row>
        <table:table-row table:style-name="ro2">
          <table:table-cell office:value-type="string">
            <text:p><text:s/>28.1 Adhumulone <text:s text:c="2"/></text:p>
          </table:table-cell>
          <table:table-cell office:value-type="float" office:value="28.1">
            <text:p>28.1</text:p>
          </table:table-cell>
          <table:table-cell office:value-type="string">
            <text:p>Adhumulone</text:p>
          </table:table-cell>
          <table:table-cell table:number-columns-repeated="15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8.36">
            <text:p>28.36</text:p>
          </table:table-cell>
          <table:table-cell office:value-type="string">
            <text:p>4-Deoxyhumulone</text:p>
          </table:table-cell>
          <table:table-cell table:number-columns-repeated="3"/>
          <table:table-cell office:value-type="float" office:value="179.2">
            <text:p>179.2</text:p>
          </table:table-cell>
          <table:table-cell office:value-type="float" office:value="177.2">
            <text:p>177.2</text:p>
          </table:table-cell>
          <table:table-cell office:value-type="float" office:value="158.2">
            <text:p>158.2</text:p>
          </table:table-cell>
          <table:table-cell office:value-type="float" office:value="130.4">
            <text:p>130.4</text:p>
          </table:table-cell>
          <table:table-cell office:value-type="float" office:value="29.7">
            <text:p>29.7</text:p>
          </table:table-cell>
          <table:table-cell office:value-type="float" office:value="106.2">
            <text:p>106.2</text:p>
          </table:table-cell>
          <table:table-cell office:value-type="float" office:value="34.3">
            <text:p>34.3</text:p>
          </table:table-cell>
          <table:table-cell office:value-type="float" office:value="99.9">
            <text:p>99.9</text:p>
          </table:table-cell>
          <table:table-cell office:value-type="float" office:value="108.5">
            <text:p>108.5</text:p>
          </table:table-cell>
          <table:table-cell office:value-type="float" office:value="166.8">
            <text:p>166.8</text:p>
          </table:table-cell>
          <table:table-cell office:value-type="float" office:value="16.5">
            <text:p>16.5</text:p>
          </table:table-cell>
          <table:table-cell office:value-type="float" office:value="165.2">
            <text:p>165.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.09">
            <text:p>29.09</text:p>
          </table:table-cell>
          <table:table-cell office:value-type="string">
            <text:p>Adprehumulone</text:p>
          </table:table-cell>
          <table:table-cell table:number-columns-repeated="15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9.29">
            <text:p>29.29</text:p>
          </table:table-cell>
          <table:table-cell office:value-type="string">
            <text:p>Postlupulone</text:p>
          </table:table-cell>
          <table:table-cell table:number-columns-repeated="3"/>
          <table:table-cell office:value-type="float" office:value="151.4">
            <text:p>151.4</text:p>
          </table:table-cell>
          <table:table-cell office:value-type="float" office:value="176.6">
            <text:p>176.6</text:p>
          </table:table-cell>
          <table:table-cell office:value-type="float" office:value="163.7">
            <text:p>163.7</text:p>
          </table:table-cell>
          <table:table-cell office:value-type="float" office:value="137.1">
            <text:p>137.1</text:p>
          </table:table-cell>
          <table:table-cell office:value-type="float" office:value="16.9">
            <text:p>16.9</text:p>
          </table:table-cell>
          <table:table-cell table:number-columns-repeated="2" office:value-type="float" office:value="133.7">
            <text:p>133.7</text:p>
          </table:table-cell>
          <table:table-cell office:value-type="float" office:value="129.6">
            <text:p>129.6</text:p>
          </table:table-cell>
          <table:table-cell office:value-type="float" office:value="181.9">
            <text:p>181.9</text:p>
          </table:table-cell>
          <table:table-cell office:value-type="float" office:value="36.8">
            <text:p>36.8</text:p>
          </table:table-cell>
          <table:table-cell office:value-type="float" office:value="95.1">
            <text:p>95.1</text:p>
          </table:table-cell>
          <table:table-cell office:value-type="float" office:value="180.7">
            <text:p>180.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.83">
            <text:p>29.83</text:p>
          </table:table-cell>
          <table:table-cell office:value-type="string">
            <text:p>Prehumulone</text:p>
          </table:table-cell>
          <table:table-cell table:number-columns-repeated="3"/>
          <table:table-cell office:value-type="float" office:value="204.2">
            <text:p>204.2</text:p>
          </table:table-cell>
          <table:table-cell office:value-type="float" office:value="320.4">
            <text:p>320.4</text:p>
          </table:table-cell>
          <table:table-cell office:value-type="float" office:value="200">
            <text:p>200</text:p>
          </table:table-cell>
          <table:table-cell office:value-type="float" office:value="112.9">
            <text:p>112.9</text:p>
          </table:table-cell>
          <table:table-cell office:value-type="float" office:value="22.1">
            <text:p>22.1</text:p>
          </table:table-cell>
          <table:table-cell office:value-type="float" office:value="171">
            <text:p>171</text:p>
          </table:table-cell>
          <table:table-cell office:value-type="float" office:value="147.7">
            <text:p>147.7</text:p>
          </table:table-cell>
          <table:table-cell office:value-type="float" office:value="84.9">
            <text:p>84.9</text:p>
          </table:table-cell>
          <table:table-cell office:value-type="float" office:value="172.6">
            <text:p>172.6</text:p>
          </table:table-cell>
          <table:table-cell office:value-type="float" office:value="56.2">
            <text:p>56.2</text:p>
          </table:table-cell>
          <table:table-cell office:value-type="float" office:value="218.9">
            <text:p>218.9</text:p>
          </table:table-cell>
          <table:table-cell office:value-type="float" office:value="190.6">
            <text:p>190.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0.48">
            <text:p>30.48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35.1">
            <text:p>35.1</text:p>
          </table:table-cell>
          <table:table-cell office:value-type="float" office:value="14.9">
            <text:p>14.9</text:p>
          </table:table-cell>
          <table:table-cell office:value-type="float" office:value="40.1">
            <text:p>40.1</text:p>
          </table:table-cell>
          <table:table-cell office:value-type="float" office:value="18.6">
            <text:p>18.6</text:p>
          </table:table-cell>
          <table:table-cell office:value-type="float" office:value="9.1">
            <text:p>9.1</text:p>
          </table:table-cell>
          <table:table-cell office:value-type="float" office:value="45">
            <text:p>45</text:p>
          </table:table-cell>
          <table:table-cell office:value-type="float" office:value="8.6">
            <text:p>8.6</text:p>
          </table:table-cell>
          <table:table-cell office:value-type="float" office:value="11.3">
            <text:p>11.3</text:p>
          </table:table-cell>
          <table:table-cell office:value-type="float" office:value="33.6">
            <text:p>33.6</text:p>
          </table:table-cell>
          <table:table-cell office:value-type="float" office:value="22">
            <text:p>22</text:p>
          </table:table-cell>
          <table:table-cell office:value-type="float" office:value="6.6">
            <text:p>6.6</text:p>
          </table:table-cell>
          <table:table-cell office:value-type="float" office:value="25.7">
            <text:p>25.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0.51">
            <text:p>30.51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15.4">
            <text:p>15.4</text:p>
          </table:table-cell>
          <table:table-cell office:value-type="float" office:value="28.4">
            <text:p>28.4</text:p>
          </table:table-cell>
          <table:table-cell office:value-type="float" office:value="16.3">
            <text:p>16.3</text:p>
          </table:table-cell>
          <table:table-cell office:value-type="float" office:value="36.1">
            <text:p>36.1</text:p>
          </table:table-cell>
          <table:table-cell office:value-type="float" office:value="13.1">
            <text:p>13.1</text:p>
          </table:table-cell>
          <table:table-cell office:value-type="float" office:value="13.7">
            <text:p>13.7</text:p>
          </table:table-cell>
          <table:table-cell office:value-type="float" office:value="17.9">
            <text:p>17.9</text:p>
          </table:table-cell>
          <table:table-cell office:value-type="float" office:value="31.5">
            <text:p>31.5</text:p>
          </table:table-cell>
          <table:table-cell office:value-type="float" office:value="52.5">
            <text:p>52.5</text:p>
          </table:table-cell>
          <table:table-cell office:value-type="float" office:value="37.1">
            <text:p>37.1</text:p>
          </table:table-cell>
          <table:table-cell office:value-type="float" office:value="15.9">
            <text:p>15.9</text:p>
          </table:table-cell>
          <table:table-cell office:value-type="float" office:value="47.1">
            <text:p>47.1</text:p>
          </table:table-cell>
        </table:table-row>
        <table:table-row table:style-name="ro3">
          <table:table-cell table:style-name="ce5" office:value-type="float" office:value="31">
            <text:p>31</text:p>
          </table:table-cell>
          <table:table-cell office:value-type="float" office:value="30.81">
            <text:p>30.81</text:p>
          </table:table-cell>
          <table:table-cell office:value-type="string">
            <text:p>Colupulone</text:p>
          </table:table-cell>
          <table:table-cell table:number-columns-repeated="3"/>
          <table:table-cell office:value-type="float" office:value="2630.3">
            <text:p>2630.3</text:p>
          </table:table-cell>
          <table:table-cell office:value-type="float" office:value="2341.4">
            <text:p>2341.4</text:p>
          </table:table-cell>
          <table:table-cell office:value-type="float" office:value="2384.9">
            <text:p>2384.9</text:p>
          </table:table-cell>
          <table:table-cell office:value-type="float" office:value="1859.1">
            <text:p>1859.1</text:p>
          </table:table-cell>
          <table:table-cell office:value-type="float" office:value="1125.1">
            <text:p>1125.1</text:p>
          </table:table-cell>
          <table:table-cell office:value-type="float" office:value="2295.6">
            <text:p>2295.6</text:p>
          </table:table-cell>
          <table:table-cell office:value-type="float" office:value="2308.7">
            <text:p>2308.7</text:p>
          </table:table-cell>
          <table:table-cell office:value-type="float" office:value="1921.5">
            <text:p>1921.5</text:p>
          </table:table-cell>
          <table:table-cell office:value-type="float" office:value="2689.6">
            <text:p>2689.6</text:p>
          </table:table-cell>
          <table:table-cell office:value-type="float" office:value="3286.3">
            <text:p>3286.3</text:p>
          </table:table-cell>
          <table:table-cell office:value-type="float" office:value="1331.6">
            <text:p>1331.6</text:p>
          </table:table-cell>
          <table:table-cell office:value-type="float" office:value="2218.3">
            <text:p>2218.3</text:p>
          </table:table-cell>
        </table:table-row>
        <table:table-row table:style-name="ro3">
          <table:table-cell table:style-name="ce5" office:value-type="float" office:value="32">
            <text:p>32</text:p>
          </table:table-cell>
          <table:table-cell office:value-type="float" office:value="31.99">
            <text:p>31.99</text:p>
          </table:table-cell>
          <table:table-cell office:value-type="string">
            <text:p>Lupulone</text:p>
          </table:table-cell>
          <table:table-cell table:number-columns-repeated="3"/>
          <table:table-cell office:value-type="float" office:value="3059.8">
            <text:p>3059.8</text:p>
          </table:table-cell>
          <table:table-cell office:value-type="float" office:value="3141.7">
            <text:p>3141.7</text:p>
          </table:table-cell>
          <table:table-cell office:value-type="float" office:value="3076.7">
            <text:p>3076.7</text:p>
          </table:table-cell>
          <table:table-cell office:value-type="float" office:value="2150.6">
            <text:p>2150.6</text:p>
          </table:table-cell>
          <table:table-cell office:value-type="float" office:value="1760.1">
            <text:p>1760.1</text:p>
          </table:table-cell>
          <table:table-cell office:value-type="float" office:value="2837.9">
            <text:p>2837.9</text:p>
          </table:table-cell>
          <table:table-cell office:value-type="float" office:value="2269.1">
            <text:p>2269.1</text:p>
          </table:table-cell>
          <table:table-cell office:value-type="float" office:value="2308.5">
            <text:p>2308.5</text:p>
          </table:table-cell>
          <table:table-cell office:value-type="float" office:value="2905.6">
            <text:p>2905.6</text:p>
          </table:table-cell>
          <table:table-cell office:value-type="float" office:value="4500.1">
            <text:p>4500.1</text:p>
          </table:table-cell>
          <table:table-cell office:value-type="float" office:value="1773.6">
            <text:p>1773.6</text:p>
          </table:table-cell>
          <table:table-cell office:value-type="float" office:value="2363">
            <text:p>2363</text:p>
          </table:table-cell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5" office:value-type="float" office:value="32.21">
            <text:p>32.21</text:p>
          </table:table-cell>
          <table:table-cell office:value-type="string">
            <text:p>Adlupulone</text:p>
          </table:table-cell>
          <table:table-cell table:number-columns-repeated="3"/>
          <table:table-cell office:value-type="float" office:value="3059.8">
            <text:p>3059.8</text:p>
          </table:table-cell>
          <table:table-cell office:value-type="float" office:value="3141.7">
            <text:p>3141.7</text:p>
          </table:table-cell>
          <table:table-cell office:value-type="float" office:value="3076.7">
            <text:p>3076.7</text:p>
          </table:table-cell>
          <table:table-cell office:value-type="float" office:value="2150.6">
            <text:p>2150.6</text:p>
          </table:table-cell>
          <table:table-cell office:value-type="float" office:value="1760.1">
            <text:p>1760.1</text:p>
          </table:table-cell>
          <table:table-cell office:value-type="float" office:value="2837.9">
            <text:p>2837.9</text:p>
          </table:table-cell>
          <table:table-cell office:value-type="float" office:value="2269.1">
            <text:p>2269.1</text:p>
          </table:table-cell>
          <table:table-cell office:value-type="float" office:value="2308.5">
            <text:p>2308.5</text:p>
          </table:table-cell>
          <table:table-cell office:value-type="float" office:value="2905.6">
            <text:p>2905.6</text:p>
          </table:table-cell>
          <table:table-cell office:value-type="float" office:value="4500.1">
            <text:p>4500.1</text:p>
          </table:table-cell>
          <table:table-cell office:value-type="float" office:value="1773.6">
            <text:p>1773.6</text:p>
          </table:table-cell>
          <table:table-cell office:value-type="float" office:value="2363">
            <text:p>2363</text:p>
          </table:table-cell>
        </table:table-row>
        <table:table-row table:style-name="ro2">
          <table:table-cell table:style-name="Default"/>
          <table:table-cell table:number-columns-repeated="17"/>
        </table:table-row>
        <table:table-row table:style-name="ro3">
          <table:table-cell table:style-name="ce5" office:value-type="float" office:value="34">
            <text:p>34</text:p>
          </table:table-cell>
          <table:table-cell office:value-type="float" office:value="32.95">
            <text:p>32.95</text:p>
          </table:table-cell>
          <table:table-cell office:value-type="string">
            <text:p>Adprelupulone</text:p>
          </table:table-cell>
          <table:table-cell table:number-columns-repeated="3"/>
          <table:table-cell office:value-type="float" office:value="245.4">
            <text:p>245.4</text:p>
          </table:table-cell>
          <table:table-cell office:value-type="float" office:value="218">
            <text:p>218</text:p>
          </table:table-cell>
          <table:table-cell office:value-type="float" office:value="248.3">
            <text:p>248.3</text:p>
          </table:table-cell>
          <table:table-cell office:value-type="float" office:value="143.6">
            <text:p>143.6</text:p>
          </table:table-cell>
          <table:table-cell office:value-type="float" office:value="24.2">
            <text:p>24.2</text:p>
          </table:table-cell>
          <table:table-cell office:value-type="float" office:value="212.1">
            <text:p>212.1</text:p>
          </table:table-cell>
          <table:table-cell office:value-type="float" office:value="159.4">
            <text:p>159.4</text:p>
          </table:table-cell>
          <table:table-cell office:value-type="float" office:value="50.1">
            <text:p>50.1</text:p>
          </table:table-cell>
          <table:table-cell office:value-type="float" office:value="109.1">
            <text:p>109.1</text:p>
          </table:table-cell>
          <table:table-cell office:value-type="float" office:value="50.9">
            <text:p>50.9</text:p>
          </table:table-cell>
          <table:table-cell office:value-type="float" office:value="167.3">
            <text:p>167.3</text:p>
          </table:table-cell>
          <table:table-cell office:value-type="float" office:value="111.8">
            <text:p>111.8</text:p>
          </table:table-cell>
        </table:table-row>
        <table:table-row table:style-name="ro3">
          <table:table-cell table:style-name="ce5" office:value-type="float" office:value="35">
            <text:p>35</text:p>
          </table:table-cell>
          <table:table-cell office:value-type="float" office:value="33.35">
            <text:p>33.35</text:p>
          </table:table-cell>
          <table:table-cell office:value-type="string">
            <text:p>Prelupulone</text:p>
          </table:table-cell>
          <table:table-cell table:number-columns-repeated="3"/>
          <table:table-cell office:value-type="float" office:value="227.6">
            <text:p>227.6</text:p>
          </table:table-cell>
          <table:table-cell office:value-type="float" office:value="237.1">
            <text:p>237.1</text:p>
          </table:table-cell>
          <table:table-cell office:value-type="float" office:value="232.8">
            <text:p>232.8</text:p>
          </table:table-cell>
          <table:table-cell office:value-type="float" office:value="135.2">
            <text:p>135.2</text:p>
          </table:table-cell>
          <table:table-cell office:value-type="float" office:value="70.1">
            <text:p>70.1</text:p>
          </table:table-cell>
          <table:table-cell office:value-type="float" office:value="198.5">
            <text:p>198.5</text:p>
          </table:table-cell>
          <table:table-cell office:value-type="float" office:value="89">
            <text:p>89</text:p>
          </table:table-cell>
          <table:table-cell office:value-type="float" office:value="154.6">
            <text:p>154.6</text:p>
          </table:table-cell>
          <table:table-cell office:value-type="float" office:value="216.2">
            <text:p>216.2</text:p>
          </table:table-cell>
          <table:table-cell office:value-type="float" office:value="136.6">
            <text:p>136.6</text:p>
          </table:table-cell>
          <table:table-cell office:value-type="float" office:value="88.1">
            <text:p>88.1</text:p>
          </table:table-cell>
          <table:table-cell office:value-type="float" office:value="206.6">
            <text:p>206.6</text:p>
          </table:table-cell>
        </table:table-row>
        <table:table-row table:style-name="ro3">
          <table:table-cell table:style-name="ce6" office:value-type="float" office:value="36">
            <text:p>36</text:p>
          </table:table-cell>
          <table:table-cell office:value-type="float" office:value="36.15">
            <text:p>36.15</text:p>
          </table:table-cell>
          <table:table-cell office:value-type="string">
            <text:p>Adlupone</text:p>
          </table:table-cell>
          <table:table-cell table:number-columns-repeated="3"/>
          <table:table-cell office:value-type="float" office:value="37.8">
            <text:p>37.8</text:p>
          </table:table-cell>
          <table:table-cell office:value-type="float" office:value="19.2">
            <text:p>19.2</text:p>
          </table:table-cell>
          <table:table-cell office:value-type="float" office:value="38.8">
            <text:p>38.8</text:p>
          </table:table-cell>
          <table:table-cell office:value-type="float" office:value="28.5">
            <text:p>28.5</text:p>
          </table:table-cell>
          <table:table-cell office:value-type="float" office:value="5.4">
            <text:p>5.4</text:p>
          </table:table-cell>
          <table:table-cell office:value-type="float" office:value="39.1">
            <text:p>39.1</text:p>
          </table:table-cell>
          <table:table-cell office:value-type="float" office:value="54.3">
            <text:p>54.3</text:p>
          </table:table-cell>
          <table:table-cell office:value-type="float" office:value="11.1">
            <text:p>11.1</text:p>
          </table:table-cell>
          <table:table-cell office:value-type="float" office:value="38.5">
            <text:p>38.5</text:p>
          </table:table-cell>
          <table:table-cell office:value-type="float" office:value="13.3">
            <text:p>13.3</text:p>
          </table:table-cell>
          <table:table-cell office:value-type="float" office:value="22.9">
            <text:p>22.9</text:p>
          </table:table-cell>
          <table:table-cell office:value-type="float" office:value="29.6">
            <text:p>29.6</text:p>
          </table:table-cell>
        </table:table-row>
        <table:table-row table:style-name="ro2">
          <table:table-cell table:style-name="ce7" office:value-type="float" office:value="37">
            <text:p>37</text:p>
          </table:table-cell>
          <table:table-cell office:value-type="float" office:value="36.38">
            <text:p>36.38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75.5">
            <text:p>75.5</text:p>
          </table:table-cell>
          <table:table-cell office:value-type="float" office:value="54.6">
            <text:p>54.6</text:p>
          </table:table-cell>
          <table:table-cell office:value-type="float" office:value="84.8">
            <text:p>84.8</text:p>
          </table:table-cell>
          <table:table-cell office:value-type="float" office:value="62.6">
            <text:p>62.6</text:p>
          </table:table-cell>
          <table:table-cell office:value-type="float" office:value="22.2">
            <text:p>22.2</text:p>
          </table:table-cell>
          <table:table-cell office:value-type="float" office:value="80.8">
            <text:p>80.8</text:p>
          </table:table-cell>
          <table:table-cell office:value-type="float" office:value="72">
            <text:p>72</text:p>
          </table:table-cell>
          <table:table-cell office:value-type="float" office:value="26.9">
            <text:p>26.9</text:p>
          </table:table-cell>
          <table:table-cell office:value-type="float" office:value="66.8">
            <text:p>66.8</text:p>
          </table:table-cell>
          <table:table-cell office:value-type="float" office:value="54.2">
            <text:p>54.2</text:p>
          </table:table-cell>
          <table:table-cell office:value-type="float" office:value="51">
            <text:p>51</text:p>
          </table:table-cell>
          <table:table-cell office:value-type="float" office:value="55.8">
            <text:p>55.8</text:p>
          </table:table-cell>
        </table:table-row>
        <table:table-row table:style-name="ro2">
          <table:table-cell table:style-name="ce7" office:value-type="float" office:value="38">
            <text:p>38</text:p>
          </table:table-cell>
          <table:table-cell office:value-type="float" office:value="38.72">
            <text:p>38.72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0.3">
            <text:p>10.3</text:p>
          </table:table-cell>
          <table:table-cell office:value-type="float" office:value="19.8">
            <text:p>19.8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office:value-type="float" office:value="11.4">
            <text:p>11.4</text:p>
          </table:table-cell>
          <table:table-cell office:value-type="float" office:value="25.6">
            <text:p>25.6</text:p>
          </table:table-cell>
          <table:table-cell office:value-type="float" office:value="16.4">
            <text:p>16.4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table:style-name="ce7" office:value-type="float" office:value="39">
            <text:p>39</text:p>
          </table:table-cell>
          <table:table-cell office:value-type="float" office:value="39.55">
            <text:p>39.55</text:p>
          </table:table-cell>
          <table:table-cell office:value-type="string">
            <text:p>Unknown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 table:style-name="ce8"/>
          <table:table-cell table:number-columns-repeated="17"/>
        </table:table-row>
        <table:table-row table:style-name="ro2">
          <table:table-cell table:style-name="ce9" office:value-type="string">
            <text:p>N.B. <text:s/>Due to peak overlap, humulone and adhumulone quantifications were summed together; same for lupulone and adlupulone peaks. <text:s/>tr = trace amount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17"/>
        </table:table-row>
      </table:table>
      <table:table table:name="Sheet2" table:style-name="ta1">
        <table:table-column table:style-name="co1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number-columns-repeated="2" table:default-cell-style-name="ce12"/>
        <table:table-column table:style-name="co1" table:number-columns-repeated="5" table:default-cell-style-name="ce11"/>
        <table:table-row table:style-name="ro5">
          <table:table-cell table:style-name="ce10" office:value-type="string">
            <text:p>No.</text:p>
          </table:table-cell>
          <table:table-cell table:style-name="ce10" office:value-type="string">
            <text:p>rt (min)</text:p>
          </table:table-cell>
          <table:table-cell table:style-name="ce10" office:value-type="string">
            <text:p>UV max</text:p>
          </table:table-cell>
          <table:table-cell table:style-name="ce10" office:value-type="string">
            <text:p>Identification</text:p>
          </table:table-cell>
          <table:table-cell table:style-name="ce10" office:value-type="string">
            <text:p>[M-H]− (m/z)</text:p>
          </table:table-cell>
          <table:table-cell table:style-name="ce10" office:value-type="string">
            <text:p>error (ppm)</text:p>
          </table:table-cell>
          <table:table-cell table:style-name="ce10" office:value-type="string">
            <text:p>El. composition</text:p>
          </table:table-cell>
          <table:table-cell table:style-name="ce10" office:value-type="string">
            <text:p>[M-H]− (m/z)</text:p>
          </table:table-cell>
          <table:table-cell table:style-name="ce10" office:value-type="string">
            <text:p>MSn product ions</text:p>
          </table:table-cell>
          <table:table-cell table:style-name="ce10" office:value-type="string">
            <text:p>Resin</text:p>
          </table:table-cell>
          <table:table-cell table:style-name="ce10" office:value-type="string">
            <text:p>Cone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string">
            <text:p>nd</text:p>
          </table:table-cell>
          <table:table-cell office:value-type="string">
            <text:p>Maltose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C12H29O11 − </text:p>
          </table:table-cell>
          <table:table-cell office:value-type="string">
            <text:p>341[M-H]− </text:p>
          </table:table-cell>
          <table:table-cell office:value-type="string">
            <text:p>341, 239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float" office:value="8.18">
            <text:p>8.18</text:p>
          </table:table-cell>
          <table:table-cell office:value-type="string">
            <text:p>265, 350</text:p>
          </table:table-cell>
          <table:table-cell office:value-type="string">
            <text:p>Rutin</text:p>
          </table:table-cell>
          <table:table-cell office:value-type="float" office:value="609.1412">
            <text:p>609.1412</text:p>
          </table:table-cell>
          <table:table-cell office:value-type="float" office:value="6.15">
            <text:p>6.15</text:p>
          </table:table-cell>
          <table:table-cell office:value-type="string">
            <text:p>C27H29O16 − </text:p>
          </table:table-cell>
          <table:table-cell office:value-type="string">
            <text:p>609 [M-H]− </text:p>
          </table:table-cell>
          <table:table-cell office:value-type="string">
            <text:p>301, 271, 255, 179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float" office:value="8.76">
            <text:p>8.76</text:p>
          </table:table-cell>
          <table:table-cell office:value-type="string">
            <text:p>265, 350</text:p>
          </table:table-cell>
          <table:table-cell office:value-type="string">
            <text:p>Isoquercitrin</text:p>
          </table:table-cell>
          <table:table-cell office:value-type="float" office:value="463.0847">
            <text:p>463.0847</text:p>
          </table:table-cell>
          <table:table-cell office:value-type="float" office:value="5.53">
            <text:p>5.53</text:p>
          </table:table-cell>
          <table:table-cell office:value-type="string">
            <text:p>C21H19O12 − </text:p>
          </table:table-cell>
          <table:table-cell office:value-type="string">
            <text:p>463 [M-H]− </text:p>
          </table:table-cell>
          <table:table-cell office:value-type="string">
            <text:p>301, 271, 255, 179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float" office:value="9.44">
            <text:p>9.44</text:p>
          </table:table-cell>
          <table:table-cell office:value-type="string">
            <text:p>285, 350</text:p>
          </table:table-cell>
          <table:table-cell office:value-type="string">
            <text:p>Isoquercitrin malonate</text:p>
          </table:table-cell>
          <table:table-cell office:value-type="float" office:value="549.1546">
            <text:p>549.1546</text:p>
          </table:table-cell>
          <table:table-cell table:style-name="ce11" office:value-type="string">
            <text:p> </text:p>
          </table:table-cell>
          <table:table-cell office:value-type="string">
            <text:p>C24H21O15 − </text:p>
          </table:table-cell>
          <table:table-cell office:value-type="string">
            <text:p>549 [M-H]− </text:p>
          </table:table-cell>
          <table:table-cell office:value-type="string">
            <text:p>505, 462, 301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float" office:value="10.01">
            <text:p>10.01</text:p>
          </table:table-cell>
          <table:table-cell office:value-type="string">
            <text:p>265; 285shd, 350</text:p>
          </table:table-cell>
          <table:table-cell office:value-type="string">
            <text:p>Astragalin</text:p>
          </table:table-cell>
          <table:table-cell office:value-type="float" office:value="447.91">
            <text:p>447.91</text:p>
          </table:table-cell>
          <table:table-cell office:value-type="float" office:value="3">
            <text:p>3</text:p>
          </table:table-cell>
          <table:table-cell office:value-type="string">
            <text:p>C21H19O11 − </text:p>
          </table:table-cell>
          <table:table-cell office:value-type="string">
            <text:p>447 [M-H]− </text:p>
          </table:table-cell>
          <table:table-cell office:value-type="string">
            <text:p>285, 255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float" office:value="10.55">
            <text:p>10.55</text:p>
          </table:table-cell>
          <table:table-cell office:value-type="string">
            <text:p>nd</text:p>
          </table:table-cell>
          <table:table-cell office:value-type="string">
            <text:p>Unknown glucoside</text:p>
          </table:table-cell>
          <table:table-cell office:value-type="float" office:value="357.1164">
            <text:p>357.1164</text:p>
          </table:table-cell>
          <table:table-cell office:value-type="float" office:value="4.75">
            <text:p>4.75</text:p>
          </table:table-cell>
          <table:table-cell office:value-type="string">
            <text:p>C16H21O9 − </text:p>
          </table:table-cell>
          <table:table-cell office:value-type="string">
            <text:p>357 [M-H]-</text:p>
          </table:table-cell>
          <table:table-cell office:value-type="float" office:value="195">
            <text:p>195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.76">
            <text:p>10.76</text:p>
          </table:table-cell>
          <table:table-cell office:value-type="string">
            <text:p>265, 350</text:p>
          </table:table-cell>
          <table:table-cell office:value-type="string">
            <text:p>Astragalin malonate</text:p>
          </table:table-cell>
          <table:table-cell office:value-type="float" office:value="533.0926">
            <text:p>533.0926</text:p>
          </table:table-cell>
          <table:table-cell office:value-type="float" office:value="0.19">
            <text:p>0.19</text:p>
          </table:table-cell>
          <table:table-cell office:value-type="string">
            <text:p>C24H21O14 − </text:p>
          </table:table-cell>
          <table:table-cell office:value-type="string">
            <text:p>533 [M-H]− </text:p>
          </table:table-cell>
          <table:table-cell office:value-type="string">
            <text:p>489, 285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4.27">
            <text:p>14.27</text:p>
          </table:table-cell>
          <table:table-cell office:value-type="string">
            <text:p>nd</text:p>
          </table:table-cell>
          <table:table-cell office:value-type="string">
            <text:p>Isoxanthohumol</text:p>
          </table:table-cell>
          <table:table-cell office:value-type="float" office:value="353.1346">
            <text:p>353.1346</text:p>
          </table:table-cell>
          <table:table-cell office:value-type="float" office:value="10.8">
            <text:p>10.8</text:p>
          </table:table-cell>
          <table:table-cell office:value-type="string">
            <text:p>C21H21O5 − </text:p>
          </table:table-cell>
          <table:table-cell office:value-type="string">
            <text:p>353 [M-H]− </text:p>
          </table:table-cell>
          <table:table-cell office:value-type="string">
            <text:p> </text:p>
          </table:table-cell>
          <table:table-cell office:value-type="string">
            <text:p>+</text:p>
          </table:table-cell>
          <table:table-cell office:value-type="string">
            <text:p>−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7.35">
            <text:p>17.35</text:p>
          </table:table-cell>
          <table:table-cell office:value-type="string">
            <text:p>nd</text:p>
          </table:table-cell>
          <table:table-cell office:value-type="string">
            <text:p>8-Prenylnaringeni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339 [M-H]− </text:p>
          </table:table-cell>
          <table:table-cell office:value-type="string">
            <text:p> 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8.23">
            <text:p>18.23</text:p>
          </table:table-cell>
          <table:table-cell office:value-type="string">
            <text:p>nd</text:p>
          </table:table-cell>
          <table:table-cell office:value-type="string">
            <text:p>Cohulupone</text:p>
          </table:table-cell>
          <table:table-cell office:value-type="float" office:value="317.1761">
            <text:p>317.1761</text:p>
          </table:table-cell>
          <table:table-cell office:value-type="float" office:value="4.41">
            <text:p>4.41</text:p>
          </table:table-cell>
          <table:table-cell office:value-type="string">
            <text:p>C19H25O4 − </text:p>
          </table:table-cell>
          <table:table-cell office:value-type="string">
            <text:p>317 [M-H]− </text:p>
          </table:table-cell>
          <table:table-cell office:value-type="string">
            <text:p>248, 220, 205, 180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8.9">
            <text:p>18.9</text:p>
          </table:table-cell>
          <table:table-cell office:value-type="string">
            <text:p>nd</text:p>
          </table:table-cell>
          <table:table-cell office:value-type="string">
            <text:p>Humulinone</text:p>
          </table:table-cell>
          <table:table-cell office:value-type="float" office:value="377.195">
            <text:p>377.195</text:p>
          </table:table-cell>
          <table:table-cell office:value-type="float" office:value="1.96">
            <text:p>1.96</text:p>
          </table:table-cell>
          <table:table-cell office:value-type="string">
            <text:p>C21H29O6 − </text:p>
          </table:table-cell>
          <table:table-cell office:value-type="string">
            <text:p>377[M-H]− </text:p>
          </table:table-cell>
          <table:table-cell office:value-type="string">
            <text:p>263, 220, 180</text:p>
          </table:table-cell>
          <table:table-cell office:value-type="string">
            <text:p>+</text:p>
          </table:table-cell>
          <table:table-cell office:value-type="string">
            <text:p>−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.75">
            <text:p>19.75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office:value-type="float" office:value="331.1915">
            <text:p>331.1915</text:p>
          </table:table-cell>
          <table:table-cell office:value-type="float" office:value="3.62">
            <text:p>3.62</text:p>
          </table:table-cell>
          <table:table-cell office:value-type="string">
            <text:p>C20H27O4 − </text:p>
          </table:table-cell>
          <table:table-cell office:value-type="string">
            <text:p>331[M-H]− </text:p>
          </table:table-cell>
          <table:table-cell office:value-type="string">
            <text:p>262, 234, 194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20.69">
            <text:p>20.69</text:p>
          </table:table-cell>
          <table:table-cell office:value-type="string">
            <text:p>290, 365</text:p>
          </table:table-cell>
          <table:table-cell office:value-type="string">
            <text:p>Desmethylxanthohumol</text:p>
          </table:table-cell>
          <table:table-cell office:value-type="float" office:value="339.1243">
            <text:p>339.1243</text:p>
          </table:table-cell>
          <table:table-cell office:value-type="float" office:value="4.36">
            <text:p>4.36</text:p>
          </table:table-cell>
          <table:table-cell office:value-type="string">
            <text:p>C20H19O5 − </text:p>
          </table:table-cell>
          <table:table-cell office:value-type="string">
            <text:p>339[M-H]− </text:p>
          </table:table-cell>
          <table:table-cell office:value-type="string">
            <text:p>220, 175, 151,133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1.92">
            <text:p>21.92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office:value-type="float" office:value="447.2192">
            <text:p>447.2192</text:p>
          </table:table-cell>
          <table:table-cell office:value-type="float" office:value="6.75">
            <text:p>6.75</text:p>
          </table:table-cell>
          <table:table-cell office:value-type="string">
            <text:p>C21H35O10 − </text:p>
          </table:table-cell>
          <table:table-cell office:value-type="string">
            <text:p>447[M-H]− </text:p>
          </table:table-cell>
          <table:table-cell office:value-type="string">
            <text:p>383, 314, 271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.34">
            <text:p>22.34</text:p>
          </table:table-cell>
          <table:table-cell office:value-type="string">
            <text:p>235, 370</text:p>
          </table:table-cell>
          <table:table-cell office:value-type="string">
            <text:p>Xanthohumol</text:p>
          </table:table-cell>
          <table:table-cell office:value-type="float" office:value="353.1401">
            <text:p>353.1401</text:p>
          </table:table-cell>
          <table:table-cell office:value-type="float" office:value="4.75">
            <text:p>4.75</text:p>
          </table:table-cell>
          <table:table-cell office:value-type="string">
            <text:p>C21H21O5 − </text:p>
          </table:table-cell>
          <table:table-cell office:value-type="string">
            <text:p>353[M-H]− </text:p>
          </table:table-cell>
          <table:table-cell office:value-type="string">
            <text:p>233, 218,189,165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4.53">
            <text:p>24.53</text:p>
          </table:table-cell>
          <table:table-cell office:value-type="string">
            <text:p>235, 360</text:p>
          </table:table-cell>
          <table:table-cell office:value-type="string">
            <text:p>Lupulone E</text:p>
          </table:table-cell>
          <table:table-cell office:value-type="float" office:value="415.248">
            <text:p>415.248</text:p>
          </table:table-cell>
          <table:table-cell office:value-type="float" office:value="0.9">
            <text:p>0.9</text:p>
          </table:table-cell>
          <table:table-cell office:value-type="string">
            <text:p>C25H35O5 − </text:p>
          </table:table-cell>
          <table:table-cell office:value-type="string">
            <text:p>415[M-H]− </text:p>
          </table:table-cell>
          <table:table-cell office:value-type="string">
            <text:p>371,302, 259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4.85">
            <text:p>24.85</text:p>
          </table:table-cell>
          <table:table-cell office:value-type="string">
            <text:p>nd</text:p>
          </table:table-cell>
          <table:table-cell office:value-type="string">
            <text:p>Posthumulone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333[M-H]− </text:p>
          </table:table-cell>
          <table:table-cell office:value-type="string">
            <text:p>264, 221,209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5.19">
            <text:p>25.19</text:p>
          </table:table-cell>
          <table:table-cell office:value-type="string">
            <text:p>nd</text:p>
          </table:table-cell>
          <table:table-cell office:value-type="string">
            <text:p>Diprenyl naringenin</text:p>
          </table:table-cell>
          <table:table-cell office:value-type="float" office:value="407.1846">
            <text:p>407.1846</text:p>
          </table:table-cell>
          <table:table-cell office:value-type="float" office:value="1.53">
            <text:p>1.53</text:p>
          </table:table-cell>
          <table:table-cell office:value-type="string">
            <text:p>C25H27O5 − </text:p>
          </table:table-cell>
          <table:table-cell office:value-type="string">
            <text:p>407[M-H]− </text:p>
          </table:table-cell>
          <table:table-cell office:value-type="string">
            <text:p>287, 243, 218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5.36">
            <text:p>25.36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office:value-type="float" office:value="361.1998">
            <text:p>361.1998</text:p>
          </table:table-cell>
          <table:table-cell office:value-type="float" office:value="2.82">
            <text:p>2.82</text:p>
          </table:table-cell>
          <table:table-cell office:value-type="string">
            <text:p>C21H29O5 − </text:p>
          </table:table-cell>
          <table:table-cell office:value-type="string">
            <text:p>361[M-H]− </text:p>
          </table:table-cell>
          <table:table-cell office:value-type="string">
            <text:p>303, 292, 289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5.9">
            <text:p>25.9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415[M-H]− </text:p>
          </table:table-cell>
          <table:table-cell office:value-type="string">
            <text:p>346, 330, 287</text:p>
          </table:table-cell>
          <table:table-cell office:value-type="string">
            <text:p>+ </text:p>
          </table:table-cell>
          <table:table-cell office:value-type="string">
            <text:p>− 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6.32">
            <text:p>26.32</text:p>
          </table:table-cell>
          <table:table-cell office:value-type="string">
            <text:p>285, 323</text:p>
          </table:table-cell>
          <table:table-cell office:value-type="string">
            <text:p>Cohumulone</text:p>
          </table:table-cell>
          <table:table-cell office:value-type="float" office:value="347.1875">
            <text:p>347.1875</text:p>
          </table:table-cell>
          <table:table-cell office:value-type="float" office:value="6.57">
            <text:p>6.57</text:p>
          </table:table-cell>
          <table:table-cell office:value-type="string">
            <text:p>C20H27O5 − </text:p>
          </table:table-cell>
          <table:table-cell office:value-type="string">
            <text:p>347[M-H]− </text:p>
          </table:table-cell>
          <table:table-cell office:value-type="string">
            <text:p>278, 235, 223</text:p>
          </table:table-cell>
          <table:table-cell table:number-columns-repeated="2" office:value-type="string">
            <text:p>+ 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27.2">
            <text:p>27.2</text:p>
          </table:table-cell>
          <table:table-cell office:value-type="string">
            <text:p>290, 335</text:p>
          </table:table-cell>
          <table:table-cell office:value-type="string">
            <text:p>4-Deoxycohumulone</text:p>
          </table:table-cell>
          <table:table-cell office:value-type="float" office:value="331.1921">
            <text:p>331.1921</text:p>
          </table:table-cell>
          <table:table-cell office:value-type="float" office:value="5.46">
            <text:p>5.46</text:p>
          </table:table-cell>
          <table:table-cell office:value-type="string">
            <text:p>C20H27O4 − </text:p>
          </table:table-cell>
          <table:table-cell office:value-type="string">
            <text:p>331[M-H]− </text:p>
          </table:table-cell>
          <table:table-cell office:value-type="string">
            <text:p>287, 219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7.6">
            <text:p>27.6</text:p>
          </table:table-cell>
          <table:table-cell office:value-type="string">
            <text:p>285, 325</text:p>
          </table:table-cell>
          <table:table-cell office:value-type="string">
            <text:p>Humulone</text:p>
          </table:table-cell>
          <table:table-cell office:value-type="float" office:value="361.201">
            <text:p>361.201</text:p>
          </table:table-cell>
          <table:table-cell office:value-type="float" office:value="0.49">
            <text:p>0.49</text:p>
          </table:table-cell>
          <table:table-cell office:value-type="string">
            <text:p>C21H29O5 − </text:p>
          </table:table-cell>
          <table:table-cell office:value-type="string">
            <text:p>361[M-H]− </text:p>
          </table:table-cell>
          <table:table-cell office:value-type="string">
            <text:p>361, 292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28.1">
            <text:p>28.1</text:p>
          </table:table-cell>
          <table:table-cell office:value-type="string">
            <text:p>285, 325</text:p>
          </table:table-cell>
          <table:table-cell office:value-type="string">
            <text:p>Adhumulone</text:p>
          </table:table-cell>
          <table:table-cell office:value-type="float" office:value="361.202">
            <text:p>361.202</text:p>
          </table:table-cell>
          <table:table-cell office:value-type="float" office:value="3.26">
            <text:p>3.26</text:p>
          </table:table-cell>
          <table:table-cell office:value-type="string">
            <text:p>C21H29O5 − </text:p>
          </table:table-cell>
          <table:table-cell office:value-type="string">
            <text:p>361[M-H]− </text:p>
          </table:table-cell>
          <table:table-cell office:value-type="string">
            <text:p>345, 292, 249,237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28.36">
            <text:p>28.36</text:p>
          </table:table-cell>
          <table:table-cell office:value-type="string">
            <text:p>290, 335shd</text:p>
          </table:table-cell>
          <table:table-cell office:value-type="string">
            <text:p>4-Deoxyhumulone</text:p>
          </table:table-cell>
          <table:table-cell office:value-type="float" office:value="345.209">
            <text:p>345.209</text:p>
          </table:table-cell>
          <table:table-cell office:value-type="float" office:value="8.98">
            <text:p>8.98</text:p>
          </table:table-cell>
          <table:table-cell office:value-type="string">
            <text:p>C21H29O4 − </text:p>
          </table:table-cell>
          <table:table-cell office:value-type="string">
            <text:p>345[M-H]− 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29.09">
            <text:p>29.09</text:p>
          </table:table-cell>
          <table:table-cell office:value-type="string">
            <text:p>290, 330</text:p>
          </table:table-cell>
          <table:table-cell office:value-type="string">
            <text:p>Adprehumulone</text:p>
          </table:table-cell>
          <table:table-cell office:value-type="float" office:value="361.202">
            <text:p>361.202</text:p>
          </table:table-cell>
          <table:table-cell office:value-type="float" office:value="3.26">
            <text:p>3.26</text:p>
          </table:table-cell>
          <table:table-cell office:value-type="string">
            <text:p>C21H29O5 − </text:p>
          </table:table-cell>
          <table:table-cell office:value-type="string">
            <text:p>361[M-H]− </text:p>
          </table:table-cell>
          <table:table-cell office:value-type="string">
            <text:p>292, 249, 237</text:p>
          </table:table-cell>
          <table:table-cell office:value-type="string">
            <text:p>+</text:p>
          </table:table-cell>
          <table:table-cell office:value-type="string">
            <text:p>−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9.29">
            <text:p>29.29</text:p>
          </table:table-cell>
          <table:table-cell office:value-type="string">
            <text:p>280, 335</text:p>
          </table:table-cell>
          <table:table-cell office:value-type="string">
            <text:p>Postlupulone</text:p>
          </table:table-cell>
          <table:table-cell office:value-type="float" office:value="385.2401">
            <text:p>385.2401</text:p>
          </table:table-cell>
          <table:table-cell office:value-type="float" office:value="7.78">
            <text:p>7.78</text:p>
          </table:table-cell>
          <table:table-cell office:value-type="string">
            <text:p>C24H33O4 − </text:p>
          </table:table-cell>
          <table:table-cell office:value-type="string">
            <text:p>385[M-H]− </text:p>
          </table:table-cell>
          <table:table-cell office:value-type="string">
            <text:p>316, 273, 248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9.83">
            <text:p>29.83</text:p>
          </table:table-cell>
          <table:table-cell office:value-type="string">
            <text:p>285, 325</text:p>
          </table:table-cell>
          <table:table-cell office:value-type="string">
            <text:p>Prehumulone</text:p>
          </table:table-cell>
          <table:table-cell office:value-type="float" office:value="375.2184">
            <text:p>375.2184</text:p>
          </table:table-cell>
          <table:table-cell office:value-type="float" office:value="5.27">
            <text:p>5.27</text:p>
          </table:table-cell>
          <table:table-cell office:value-type="string">
            <text:p>C22H31O5 − </text:p>
          </table:table-cell>
          <table:table-cell office:value-type="string">
            <text:p>375[M-H]− </text:p>
          </table:table-cell>
          <table:table-cell office:value-type="string">
            <text:p>306, 263, 251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0.48">
            <text:p>30.48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683[M-H]− </text:p>
          </table:table-cell>
          <table:table-cell office:value-type="string">
            <text:p>655, 639, 557, 385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0.51">
            <text:p>30.51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office:value-type="float" office:value="447.2547">
            <text:p>447.2547</text:p>
          </table:table-cell>
          <table:table-cell office:value-type="float" office:value="4.45">
            <text:p>4.45</text:p>
          </table:table-cell>
          <table:table-cell office:value-type="string">
            <text:p>C29H35O4 − </text:p>
          </table:table-cell>
          <table:table-cell office:value-type="string">
            <text:p>447[M-H]− </text:p>
          </table:table-cell>
          <table:table-cell office:value-type="string">
            <text:p>378; 335, 310</text:p>
          </table:table-cell>
          <table:table-cell table:number-columns-repeated="2" office:value-type="string">
            <text:p>+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30.81">
            <text:p>30.81</text:p>
          </table:table-cell>
          <table:table-cell office:value-type="string">
            <text:p>280, 333</text:p>
          </table:table-cell>
          <table:table-cell office:value-type="string">
            <text:p>Colupulone</text:p>
          </table:table-cell>
          <table:table-cell office:value-type="float" office:value="399.2495">
            <text:p>399.2495</text:p>
          </table:table-cell>
          <table:table-cell office:value-type="float" office:value="8.03">
            <text:p>8.03</text:p>
          </table:table-cell>
          <table:table-cell office:value-type="string">
            <text:p>C25H35O4 − </text:p>
          </table:table-cell>
          <table:table-cell office:value-type="string">
            <text:p>399[M-H]− </text:p>
          </table:table-cell>
          <table:table-cell office:value-type="string">
            <text:p>330, 287, 275, 262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1.99">
            <text:p>31.99</text:p>
          </table:table-cell>
          <table:table-cell office:value-type="string">
            <text:p>280, 335</text:p>
          </table:table-cell>
          <table:table-cell office:value-type="string">
            <text:p>Lupulone</text:p>
          </table:table-cell>
          <table:table-cell office:value-type="float" office:value="413.2714">
            <text:p>413.2714</text:p>
          </table:table-cell>
          <table:table-cell office:value-type="float" office:value="7.49">
            <text:p>7.49</text:p>
          </table:table-cell>
          <table:table-cell office:value-type="string">
            <text:p>C26H37O4 − </text:p>
          </table:table-cell>
          <table:table-cell office:value-type="string">
            <text:p>413[M-H]− </text:p>
          </table:table-cell>
          <table:table-cell office:value-type="string">
            <text:p>344, 301, 276</text:p>
          </table:table-cell>
          <table:table-cell office:value-type="string">
            <text:p>+</text:p>
          </table:table-cell>
          <table:table-cell office:value-type="string">
            <text:p>+ 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float" office:value="32.21">
            <text:p>32.21</text:p>
          </table:table-cell>
          <table:table-cell office:value-type="string">
            <text:p>280, 335</text:p>
          </table:table-cell>
          <table:table-cell office:value-type="string">
            <text:p>Adlupulone</text:p>
          </table:table-cell>
          <table:table-cell office:value-type="float" office:value="413.2712">
            <text:p>413.2712</text:p>
          </table:table-cell>
          <table:table-cell office:value-type="float" office:value="7">
            <text:p>7</text:p>
          </table:table-cell>
          <table:table-cell office:value-type="string">
            <text:p>C26H37O4 − </text:p>
          </table:table-cell>
          <table:table-cell office:value-type="string">
            <text:p>413[M-H]− </text:p>
          </table:table-cell>
          <table:table-cell office:value-type="string">
            <text:p>344, 301, 289, 276</text:p>
          </table:table-cell>
          <table:table-cell table:number-columns-repeated="2" office:value-type="string">
            <text:p>+ 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float" office:value="32.95">
            <text:p>32.95</text:p>
          </table:table-cell>
          <table:table-cell office:value-type="string">
            <text:p>nd</text:p>
          </table:table-cell>
          <table:table-cell office:value-type="string">
            <text:p>Adprelupulone</text:p>
          </table:table-cell>
          <table:table-cell office:value-type="float" office:value="413.2709">
            <text:p>413.2709</text:p>
          </table:table-cell>
          <table:table-cell office:value-type="float" office:value="6.28">
            <text:p>6.28</text:p>
          </table:table-cell>
          <table:table-cell office:value-type="string">
            <text:p>C26H37O4 − </text:p>
          </table:table-cell>
          <table:table-cell office:value-type="string">
            <text:p>413[M-H]− </text:p>
          </table:table-cell>
          <table:table-cell office:value-type="string">
            <text:p>360, 291</text:p>
          </table:table-cell>
          <table:table-cell table:number-columns-repeated="2" office:value-type="string">
            <text:p>+ 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3.35">
            <text:p>33.35</text:p>
          </table:table-cell>
          <table:table-cell office:value-type="string">
            <text:p>nd</text:p>
          </table:table-cell>
          <table:table-cell office:value-type="string">
            <text:p>Prelupulone</text:p>
          </table:table-cell>
          <table:table-cell office:value-type="float" office:value="427.2853">
            <text:p>427.2853</text:p>
          </table:table-cell>
          <table:table-cell office:value-type="float" office:value="3.26">
            <text:p>3.26</text:p>
          </table:table-cell>
          <table:table-cell office:value-type="string">
            <text:p>C27H39O4 − </text:p>
          </table:table-cell>
          <table:table-cell office:value-type="string">
            <text:p>427[M-H]− </text:p>
          </table:table-cell>
          <table:table-cell office:value-type="string">
            <text:p>358, 315, 290</text:p>
          </table:table-cell>
          <table:table-cell table:number-columns-repeated="2" office:value-type="string">
            <text:p>+ 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36.15">
            <text:p>36.15</text:p>
          </table:table-cell>
          <table:table-cell office:value-type="string">
            <text:p>nd</text:p>
          </table:table-cell>
          <table:table-cell office:value-type="string">
            <text:p>Adlupone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481[M-H]− </text:p>
          </table:table-cell>
          <table:table-cell office:value-type="string">
            <text:p>412, 385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6.38">
            <text:p>36.38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495[M-H]− </text:p>
          </table:table-cell>
          <table:table-cell office:value-type="string">
            <text:p>399, 381,355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38.72">
            <text:p>38.72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549[M-H]− </text:p>
          </table:table-cell>
          <table:table-cell office:value-type="string">
            <text:p>411, 342</text:p>
          </table:table-cell>
          <table:table-cell table:number-columns-repeated="2" office:value-type="string">
            <text:p>+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9.55">
            <text:p>39.55</text:p>
          </table:table-cell>
          <table:table-cell office:value-type="string">
            <text:p>nd</text:p>
          </table:table-cell>
          <table:table-cell office:value-type="string">
            <text:p>Unknown</text:p>
          </table:table-cell>
          <table:table-cell table:number-columns-repeated="2" table:style-name="ce11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519[M-H]− </text:p>
          </table:table-cell>
          <table:table-cell office:value-type="string">
            <text:p>450, 407, 381</text:p>
          </table:table-cell>
          <table:table-cell office:value-type="string">
            <text:p>−</text:p>
          </table:table-cell>
          <table:table-cell office:value-type="string">
            <text:p>+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2"/>
        <table:table-row table:style-name="ro3">
          <table:table-cell table:style-name="ce10" office:value-type="string">
            <text:p>Molecule(s)</text:p>
          </table:table-cell>
          <table:table-cell table:style-name="ce10" office:value-type="string">
            <text:p>Assignment</text:p>
          </table:table-cell>
          <table:table-cell table:style-name="ce10" office:value-type="string">
            <text:p>1H shift (δ)</text:p>
          </table:table-cell>
          <table:table-cell table:style-name="ce10" office:value-type="string">
            <text:p>13C shift (δ)</text:p>
          </table:table-cell>
        </table:table-row>
        <table:table-row table:style-name="ro3">
          <table:table-cell table:style-name="ce11" office:value-type="string" table:number-columns-spanned="1" table:number-rows-spanned="2">
            <text:p>Adlupulone</text:p>
          </table:table-cell>
          <table:table-cell office:value-type="string">
            <text:p>CH3-4′</text:p>
          </table:table-cell>
          <table:table-cell office:value-type="float" office:value="0.89">
            <text:p>0.89</text:p>
          </table:table-cell>
          <table:table-cell office:value-type="float" office:value="12.3">
            <text:p>12.3</text:p>
          </table:table-cell>
        </table:table-row>
        <table:table-row table:style-name="ro3">
          <table:covered-table-cell/>
          <table:table-cell office:value-type="string">
            <text:p>CH3-5′</text:p>
          </table:table-cell>
          <table:table-cell office:value-type="float" office:value="0.9">
            <text:p>0.9</text:p>
          </table:table-cell>
          <table:table-cell office:value-type="float" office:value="14.8">
            <text:p>14.8</text:p>
          </table:table-cell>
        </table:table-row>
        <table:table-row table:style-name="ro3">
          <table:table-cell table:style-name="ce11" office:value-type="string" table:number-columns-spanned="1" table:number-rows-spanned="2">
            <text:p>Adhumulone</text:p>
          </table:table-cell>
          <table:table-cell office:value-type="string">
            <text:p>CH3-4′</text:p>
          </table:table-cell>
          <table:table-cell office:value-type="float" office:value="0.93">
            <text:p>0.93</text:p>
          </table:table-cell>
          <table:table-cell office:value-type="float" office:value="12.1">
            <text:p>12.1</text:p>
          </table:table-cell>
        </table:table-row>
        <table:table-row table:style-name="ro3">
          <table:covered-table-cell/>
          <table:table-cell office:value-type="string">
            <text:p>CH3-5′</text:p>
          </table:table-cell>
          <table:table-cell office:value-type="string">
            <text:p>1.06 (d)</text:p>
          </table:table-cell>
          <table:table-cell office:value-type="float" office:value="16.8">
            <text:p>16.8</text:p>
          </table:table-cell>
        </table:table-row>
        <table:table-row table:style-name="ro3">
          <table:table-cell table:style-name="ce11" office:value-type="string" table:number-columns-spanned="1" table:number-rows-spanned="2">
            <text:p>Humulone &amp; lupulone</text:p>
          </table:table-cell>
          <table:table-cell office:value-type="string">
            <text:p>CH3-4′&amp; 5′,</text:p>
          </table:table-cell>
          <table:table-cell office:value-type="string">
            <text:p>0.95 (d)</text:p>
          </table:table-cell>
          <table:table-cell office:value-type="float" office:value="23.6">
            <text:p>23.6</text:p>
          </table:table-cell>
        </table:table-row>
        <table:table-row table:style-name="ro3">
          <table:covered-table-cell/>
          <table:table-cell office:value-type="string">
            <text:p>CH2-2′</text:p>
          </table:table-cell>
          <table:table-cell office:value-type="string">
            <text:p>2.83 (m)</text:p>
          </table:table-cell>
          <table:table-cell office:value-type="float" office:value="50.1">
            <text:p>50.1</text:p>
          </table:table-cell>
        </table:table-row>
        <table:table-row table:style-name="ro6">
          <table:table-cell table:style-name="ce11" office:value-type="string">
            <text:p>Cohumulone &amp; colupulonea </text:p>
          </table:table-cell>
          <table:table-cell office:value-type="string">
            <text:p>CH3-3′&amp; 4′</text:p>
          </table:table-cell>
          <table:table-cell office:value-type="string">
            <text:p>1.08 (d), 1.09 (d)</text:p>
          </table:table-cell>
          <table:table-cell office:value-type="float" office:value="19.6">
            <text:p>19.6</text:p>
          </table:table-cell>
        </table:table-row>
        <table:table-row table:style-name="ro5">
          <table:table-cell table:style-name="ce11" office:value-type="string" table:number-columns-spanned="1" table:number-rows-spanned="3">
            <text:p>H &amp; L</text:p>
          </table:table-cell>
          <table:table-cell office:value-type="string">
            <text:p>CH2-7a, CH2-7b</text:p>
          </table:table-cell>
          <table:table-cell office:value-type="string">
            <text:p>3.01 (dd), 3.09 (m)</text:p>
          </table:table-cell>
          <table:table-cell office:value-type="float" office:value="21.9">
            <text:p>21.9</text:p>
          </table:table-cell>
        </table:table-row>
        <table:table-row table:style-name="ro3">
          <table:covered-table-cell/>
          <table:table-cell office:value-type="string">
            <text:p>CH3-10</text:p>
          </table:table-cell>
          <table:table-cell office:value-type="string">
            <text:p>1.74 (s)</text:p>
          </table:table-cell>
          <table:table-cell office:value-type="float" office:value="18">
            <text:p>18</text:p>
          </table:table-cell>
        </table:table-row>
        <table:table-row table:style-name="ro3">
          <table:covered-table-cell/>
          <table:table-cell office:value-type="string">
            <text:p>CH3-11</text:p>
          </table:table-cell>
          <table:table-cell office:value-type="string">
            <text:p>1.66 (s)</text:p>
          </table:table-cell>
          <table:table-cell office:value-type="float" office:value="26.1">
            <text:p>26.1</text:p>
          </table:table-cell>
        </table:table-row>
        <table:table-row table:style-name="ro3">
          <table:table-cell table:style-name="ce11" office:value-type="string">
            <text:p>Humulone</text:p>
          </table:table-cell>
          <table:table-cell office:value-type="string">
            <text:p>CH2-2′a</text:p>
          </table:table-cell>
          <table:table-cell office:value-type="string">
            <text:p>2.74 (dd)</text:p>
          </table:table-cell>
          <table:table-cell office:value-type="float" office:value="48.4">
            <text:p>48.4</text:p>
          </table:table-cell>
        </table:table-row>
        <table:table-row table:style-name="ro3">
          <table:table-cell table:style-name="ce11" office:value-type="string">
            <text:p>Cohumulone</text:p>
          </table:table-cell>
          <table:table-cell office:value-type="string">
            <text:p>CH-2′</text:p>
          </table:table-cell>
          <table:table-cell office:value-type="string">
            <text:p>3.80 (m)</text:p>
          </table:table-cell>
          <table:table-cell office:value-type="float" office:value="36.9">
            <text:p>36.9</text:p>
          </table:table-cell>
        </table:table-row>
        <table:table-row table:style-name="ro3">
          <table:table-cell table:style-name="ce11" office:value-type="string">
            <text:p>Colupulone</text:p>
          </table:table-cell>
          <table:table-cell office:value-type="string">
            <text:p>CH-2′</text:p>
          </table:table-cell>
          <table:table-cell office:value-type="string">
            <text:p>3.97 (m)</text:p>
          </table:table-cell>
          <table:table-cell office:value-type="float" office:value="37.2">
            <text:p>37.2</text:p>
          </table:table-cell>
        </table:table-row>
        <table:table-row table:style-name="ro5">
          <table:table-cell table:style-name="ce11" office:value-type="string">
            <text:p>α-Humulene</text:p>
          </table:table-cell>
          <table:table-cell office:value-type="string">
            <text:p>CH-3</text:p>
          </table:table-cell>
          <table:table-cell office:value-type="string">
            <text:p>5.61 (dt, 16 &amp; 7 Hz)</text:p>
          </table:table-cell>
          <table:table-cell office:value-type="float" office:value="128.8">
            <text:p>128.8</text:p>
          </table:table-cell>
        </table:table-row>
        <table:table-row table:style-name="ro3">
          <table:table-cell table:style-name="ce11" office:value-type="string" table:number-columns-spanned="1" table:number-rows-spanned="5">
            <text:p>H</text:p>
          </table:table-cell>
          <table:table-cell office:value-type="string">
            <text:p>CH3-16</text:p>
          </table:table-cell>
          <table:table-cell office:value-type="string">
            <text:p>1.51 (s)</text:p>
          </table:table-cell>
          <table:table-cell office:value-type="float" office:value="18">
            <text:p>18</text:p>
          </table:table-cell>
        </table:table-row>
        <table:table-row table:style-name="ro3">
          <table:covered-table-cell/>
          <table:table-cell office:value-type="string">
            <text:p>CH3-15</text:p>
          </table:table-cell>
          <table:table-cell office:value-type="string">
            <text:p>1.60 (s)</text:p>
          </table:table-cell>
          <table:table-cell office:value-type="float" office:value="26.1">
            <text:p>26.1</text:p>
          </table:table-cell>
        </table:table-row>
        <table:table-row table:style-name="ro3">
          <table:covered-table-cell/>
          <table:table-cell office:value-type="string">
            <text:p>CH2-12</text:p>
          </table:table-cell>
          <table:table-cell office:value-type="string">
            <text:p>2.51(m)</text:p>
          </table:table-cell>
          <table:table-cell office:value-type="float" office:value="42.5">
            <text:p>42.5</text:p>
          </table:table-cell>
        </table:table-row>
        <table:table-row table:style-name="ro3">
          <table:covered-table-cell/>
          <table:table-cell office:value-type="string">
            <text:p>CH-13</text:p>
          </table:table-cell>
          <table:table-cell office:value-type="string">
            <text:p>4.94 (m)</text:p>
          </table:table-cell>
          <table:table-cell office:value-type="float" office:value="117.9">
            <text:p>117.9</text:p>
          </table:table-cell>
        </table:table-row>
        <table:table-row table:style-name="ro3">
          <table:covered-table-cell/>
          <table:table-cell office:value-type="string">
            <text:p>CH-8</text:p>
          </table:table-cell>
          <table:table-cell office:value-type="string">
            <text:p>5.13 (t)</text:p>
          </table:table-cell>
          <table:table-cell office:value-type="float" office:value="123.3">
            <text:p>123.3</text:p>
          </table:table-cell>
        </table:table-row>
        <table:table-row table:style-name="ro3">
          <table:table-cell table:style-name="ce11" office:value-type="string" table:number-columns-spanned="1" table:number-rows-spanned="4">
            <text:p>L</text:p>
          </table:table-cell>
          <table:table-cell office:value-type="string">
            <text:p>CH3-15 &amp; 20</text:p>
          </table:table-cell>
          <table:table-cell office:value-type="string">
            <text:p>1.55 (s)</text:p>
          </table:table-cell>
          <table:table-cell office:value-type="float" office:value="26.1">
            <text:p>26.1</text:p>
          </table:table-cell>
        </table:table-row>
        <table:table-row table:style-name="ro3">
          <table:covered-table-cell/>
          <table:table-cell office:value-type="string">
            <text:p>CH3-16 &amp; 21</text:p>
          </table:table-cell>
          <table:table-cell office:value-type="string">
            <text:p>1.57 (s)</text:p>
          </table:table-cell>
          <table:table-cell office:value-type="float" office:value="18.2">
            <text:p>18.2</text:p>
          </table:table-cell>
        </table:table-row>
        <table:table-row table:style-name="ro3">
          <table:covered-table-cell/>
          <table:table-cell office:value-type="string">
            <text:p>CH-13 &amp; 18</text:p>
          </table:table-cell>
          <table:table-cell office:value-type="string">
            <text:p>4.77 (m)</text:p>
          </table:table-cell>
          <table:table-cell office:value-type="float" office:value="119.5">
            <text:p>119.5</text:p>
          </table:table-cell>
        </table:table-row>
        <table:table-row table:style-name="ro3">
          <table:covered-table-cell/>
          <table:table-cell office:value-type="string">
            <text:p>CH-8</text:p>
          </table:table-cell>
          <table:table-cell office:value-type="string">
            <text:p>5.03 (t)</text:p>
          </table:table-cell>
          <table:table-cell office:value-type="float" office:value="123.3">
            <text:p>123.3</text:p>
          </table:table-cell>
        </table:table-row>
        <table:table-row table:style-name="ro3">
          <table:table-cell table:style-name="ce11" office:value-type="string" table:number-columns-spanned="1" table:number-rows-spanned="8">
            <text:p>Xanthohumol</text:p>
          </table:table-cell>
          <table:table-cell office:value-type="string">
            <text:p>CH3-5′′&amp; 4′′</text:p>
          </table:table-cell>
          <table:table-cell office:value-type="string">
            <text:p>1.71 (s)</text:p>
          </table:table-cell>
          <table:table-cell office:value-type="float" office:value="25.9">
            <text:p>25.9</text:p>
          </table:table-cell>
        </table:table-row>
        <table:table-row table:style-name="ro3">
          <table:covered-table-cell/>
          <table:table-cell office:value-type="string">
            <text:p>CH2-1′′</text:p>
          </table:table-cell>
          <table:table-cell office:value-type="string">
            <text:p>3.22 (d)</text:p>
          </table:table-cell>
          <table:table-cell office:value-type="float" office:value="54.8">
            <text:p>54.8</text:p>
          </table:table-cell>
        </table:table-row>
        <table:table-row table:style-name="ro3">
          <table:covered-table-cell/>
          <table:table-cell office:value-type="string">
            <text:p>OCH3 </text:p>
          </table:table-cell>
          <table:table-cell office:value-type="string">
            <text:p>3.90 (s)</text:p>
          </table:table-cell>
          <table:table-cell office:value-type="float" office:value="56.3">
            <text:p>56.3</text:p>
          </table:table-cell>
        </table:table-row>
        <table:table-row table:style-name="ro3">
          <table:covered-table-cell/>
          <table:table-cell office:value-type="string">
            <text:p>CH-5′</text:p>
          </table:table-cell>
          <table:table-cell office:value-type="string">
            <text:p>6.00 (s)</text:p>
          </table:table-cell>
          <table:table-cell office:value-type="float" office:value="91.8">
            <text:p>91.8</text:p>
          </table:table-cell>
        </table:table-row>
        <table:table-row table:style-name="ro5">
          <table:covered-table-cell/>
          <table:table-cell office:value-type="string">
            <text:p>CH-3 &amp; CH-5</text:p>
          </table:table-cell>
          <table:table-cell office:value-type="string">
            <text:p>6.83 (d, 8.4 Hz)</text:p>
          </table:table-cell>
          <table:table-cell office:value-type="float" office:value="116.9">
            <text:p>116.9</text:p>
          </table:table-cell>
        </table:table-row>
        <table:table-row table:style-name="ro5">
          <table:covered-table-cell/>
          <table:table-cell office:value-type="string">
            <text:p>CH-2 &amp; CH-6</text:p>
          </table:table-cell>
          <table:table-cell office:value-type="string">
            <text:p>7.51 (d, 8.4 Hz)</text:p>
          </table:table-cell>
          <table:table-cell office:value-type="float" office:value="132">
            <text:p>132</text:p>
          </table:table-cell>
        </table:table-row>
        <table:table-row table:style-name="ro5">
          <table:covered-table-cell/>
          <table:table-cell office:value-type="string">
            <text:p>CH-α</text:p>
          </table:table-cell>
          <table:table-cell office:value-type="string">
            <text:p>7.79 (d, 15.4 Hz)</text:p>
          </table:table-cell>
          <table:table-cell office:value-type="float" office:value="126.6">
            <text:p>126.6</text:p>
          </table:table-cell>
        </table:table-row>
        <table:table-row table:style-name="ro5">
          <table:covered-table-cell/>
          <table:table-cell office:value-type="string">
            <text:p>CH-β</text:p>
          </table:table-cell>
          <table:table-cell office:value-type="string">
            <text:p>7.69 (d, 15.4 Hz)</text:p>
          </table:table-cell>
          <table:table-cell office:value-type="float" office:value="144.2">
            <text:p>144.2</text:p>
          </table:table-cell>
        </table:table-row>
        <table:table-row table:style-name="ro5">
          <table:table-cell table:style-name="ce11" office:value-type="string">
            <text:p>β-Glucose</text:p>
          </table:table-cell>
          <table:table-cell office:value-type="string">
            <text:p>CH-1</text:p>
          </table:table-cell>
          <table:table-cell office:value-type="string">
            <text:p>4.47 (d, 7.7 Hz)</text:p>
          </table:table-cell>
          <table:table-cell office:value-type="float" office:value="98">
            <text:p>98</text:p>
          </table:table-cell>
        </table:table-row>
        <table:table-row table:style-name="ro5">
          <table:table-cell table:style-name="ce11" office:value-type="string">
            <text:p>Linalool</text:p>
          </table:table-cell>
          <table:table-cell office:value-type="string">
            <text:p>CH-2</text:p>
          </table:table-cell>
          <table:table-cell office:value-type="string">
            <text:p>5.96 (dd, 17 &amp;10 Hz)</text:p>
          </table:table-cell>
          <table:table-cell office:value-type="float" office:value="147.9">
            <text:p>147.9</text:p>
          </table:table-cell>
        </table:table-row>
        <table:table-row table:style-name="ro5">
          <table:table-cell table:style-name="ce11" office:value-type="string">
            <text:p>Myrceneb </text:p>
          </table:table-cell>
          <table:table-cell office:value-type="string">
            <text:p>CH-2</text:p>
          </table:table-cell>
          <table:table-cell office:value-type="string">
            <text:p>6.37 (dd, 17 &amp;11 Hz)</text:p>
          </table:table-cell>
          <table:table-cell office:value-type="float" office:value="140.3">
            <text:p>140.3</text:p>
          </table:table-cell>
        </table:table-row>
        <table:table-row table:style-name="ro5">
          <table:table-cell table:style-name="ce11" office:value-type="string" table:number-columns-spanned="1" table:number-rows-spanned="2">
            <text:p>Fatty acids</text:p>
          </table:table-cell>
          <table:table-cell office:value-type="string">
            <text:p>CH 3(CH2) n –,</text:p>
          </table:table-cell>
          <table:table-cell office:value-type="float" office:value="0.89">
            <text:p>0.89</text:p>
          </table:table-cell>
          <table:table-cell office:value-type="float" office:value="12.1">
            <text:p>12.1</text:p>
          </table:table-cell>
        </table:table-row>
        <table:table-row table:style-name="ro3">
          <table:covered-table-cell/>
          <table:table-cell office:value-type="string">
            <text:p>(CH2) n </text:p>
          </table:table-cell>
          <table:table-cell office:value-type="float" office:value="1.28">
            <text:p>1.28</text:p>
          </table:table-cell>
          <table:table-cell office:value-type="float" office:value="30.6">
            <text:p>3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dvPTimesB" svg:font-family="AdvPTimesB" style:font-family-generic="roman"/>
    <style:font-face style:name="Times-Italic" svg:font-family="Times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7:56:32</meta:creation-date>
    <dc:date>2014-02-19T08:12:22</dc:date>
    <meta:editing-duration>PT10M9S</meta:editing-duration>
    <meta:editing-cycles>2</meta:editing-cycles>
    <meta:generator>LibreOffice/4.0.4.2$Linux_X86_64 LibreOffice_project/400m0$Build-2</meta:generator>
    <meta:document-statistic meta:table-count="3" meta:cell-count="1161" meta:object-count="0"/>
  </office:meta>
</office:document-meta>
</file>